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Locale(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ndError( int sc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encode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esponse.HttpResponse(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encodeRedirect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sponse.setStatus( int sc ,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ndError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ndPermanent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esponse.addCookie( Cookie cooki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